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316.74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44.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263.4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9.6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4"/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LC_Free_PCB_bom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Mouser Cost EUR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Conrad 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-US025-025X050</text:p>
          </table:table-cell>
          <table:table-cell office:value-type="string" calcext:value-type="string">
            <text:p>C2 C4 C5 C7 C8 C9 C10 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25-025X0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80-C322C104M5R-TR</text:p>
          </table:table-cell>
          <table:table-cell office:value-type="float" office:value="0.279" calcext:value-type="float">
            <text:p>0.27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-US025-025X05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25-025X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-C330C105M5U</text:p>
            <text:p/>
          </table:table-cell>
          <table:table-cell office:value-type="float" office:value="0.335" calcext:value-type="float">
            <text:p>0.335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3 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Radial_D5.0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10-860010673012</text:p>
            <text:p/>
            <text:p/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_DO-15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12-1N400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6KE24A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pan text:style-name="T1">511-P6KE24A</text:span></text:p>
            <text:p/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8T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TO220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1-L7805CV</text:p>
            <text:p/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L28-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Y8C24423A-24PXI</text:p>
          </table:table-cell>
          <table:table-cell office:value-type="string" calcext:value-type="string">
            <text:p>DIL28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27-CY8C24423A-24PXI</text:p>
            <text:p/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Z11BH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RF3710</text:p>
          </table:table-cell>
          <table:table-cell office:value-type="string" calcext:value-type="string">
            <text:p>TO220BH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942-IRF3710PBF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NHD-1X16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HD-1X16</text:p>
          </table:table-cell>
          <table:table-cell office:value-type="string" calcext:value-type="string">
            <text:p>1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NHD-1X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Molex_Mega-Fit_76825-0004_2x02_P5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8-26-01-3115</text:p>
            <text:p/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INHD-1X5</text:p>
          </table:table-cell>
          <table:table-cell office:value-type="string" calcext:value-type="string">
            <text:p>JP3-PROGRAM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Molex_Mega-Fit_76825-0006_2x03_P5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8-50-36-2462</text:p>
            <text:p/>
            <text:p/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LEX_4PIN_POW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8-43025-0400</text:p>
            <text:p/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LEX_6PIN_LSU4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38-43025-0610</text:p>
            <text:p/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cro-fit-3.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0204_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TE52-1K2</text:p>
            <text:p/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309_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 2W</text:p>
          </table:table-cell>
          <table:table-cell office:value-type="string" calcext:value-type="string">
            <text:p>0309_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4-5083NW10R00J</text:p>
            <text:p/>
            <text:p/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204_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BF52-100R</text:p>
            <text:p/>
          </table:table-cell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4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204_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3-MFR-25FBF52-10K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2 R5 R6 R8 R9 R11 R12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204_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60-MS1/4DCT52R1001</text:p>
            <text:p/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204_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0-MS1/4DCT52R1001</text:p>
            <text:p/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3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0204_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1-61.9-RC</text:p>
            <text:p/>
          </table:table-cell>
          <table:table-cell office:value-type="float" office:value="0.238" calcext:value-type="float">
            <text:p>0.23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-US_0204_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0204_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TE52-120K</text:p>
            <text:p/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C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92-LCD-16X2B</text:p>
            <text:p/>
          </table:table-cell>
          <table:table-cell office:value-type="float" office:value="14.03" calcext:value-type="float">
            <text:p>14.0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Molex 2x3 Conn</text:p>
          </table:table-cell>
          <table:table-cell table:style-name="ce12" office:value-type="string" calcext:value-type="string">
            <text:p>LSU 4.9 Conn</text:p>
          </table:table-cell>
          <table:table-cell table:style-name="ce14"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2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LSU_V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LSU_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4</text:p>
          </table:table-cell>
          <table:table-cell table:style-name="ce15" office:value-type="string" calcext:value-type="string">
            <text:p>LSU_HEATER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3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LSU_NERM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LSU_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tor 28 mar 2019 13:11: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KiCad/SLC_Free_PCB_V2/SLC_Free_PCB.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1.0-060a0da~80~ubuntu18.10.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ART COST:</text:p>
          </table:table-cell>
          <table:table-cell table:style-name="ce2" table:formula="of:=[.G2]*[.J2]+[.G3]*[.J3]+[.G5]*[.J5]+[.G6]*[.G6]+[.G7]*[.J7]+[.G8]*[.J8]+[.G9]*[.J9]+[.G10]*[.J10]+[.G11]*[.J11]+[.G12]*[.J12]+[.G13]*[.J13]+[.G14]*[.J14]+[.G15]*[.J15]+[.G16]*[.J16]+[.G17]*[.J17]+[.G18]*[.J18]+[.G19]*[.J19]+[.G20]*[.J20]+[.G21]*[.J21]+[.G22]*[.J22]+[.G23]*[.J23]+[.G24]*[.J24]+[.G25]*[.J25]+[.G26]*[.J26]" office:value-type="currency" office:currency="EUR" office:value="29.049" calcext:value-type="currency">
            <text:p>29.05 EUR</text:p>
          </table:table-cell>
          <table:table-cell table:number-columns-repeated="10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20:12:24.898951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8-18T20:12:52.083396505</dc:date>
    <meta:editing-duration>PT4H59S</meta:editing-duration>
    <meta:editing-cycles>44</meta:editing-cycles>
    <meta:document-statistic meta:table-count="1" meta:cell-count="248" meta:object-count="0"/>
  </office:meta>
</office:document-meta>
</file>